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4.249cm" style:rel-column-width="16383*"/>
    </style:style>
    <style:style style:name="Table2.D" style:family="table-column">
      <style:table-column-properties style:column-width="4.251cm" style:rel-column-width="16386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8.498cm" style:rel-column-width="4818*"/>
    </style:style>
    <style:style style:name="Table1.B" style:family="table-column">
      <style:table-column-properties style:column-width="8.5cm" style:rel-column-width="481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Convênio:</text:span> [var.num_convenio]</text:p>
      <text:p text:style-name="Standard"/>
      <text:p text:style-name="Standard"><text:span text:style-name="T1">Tipo:</text:span> [var.tipo_convenio]</text:p>
      <text:p text:style-name="Standard"/>
      <text:p text:style-name="Standard"><text:span text:style-name="T1">Objeto:</text:span> [var.cod_objeto] – [var.descricao_objeto]</text:p>
      <text:p text:style-name="Standard"/>
      <text:p text:style-name="P1">Observações: <text:span text:style-name="T2">[var.obs]</text:span></text:p>
      <text:p text:style-name="Standard"/>
      <text:p text:style-name="Standard"><text:span text:style-name="T1">Responsável Jurídico:</text:span> [var.cgm_responsavel] – [var.nom_responsavel]</text:p>
      <text:p text:style-name="Standard"/>
      <text:p text:style-name="Standard"><text:span text:style-name="T1">Data da Assinatura:</text:span> [var.data_assinatura]</text:p>
      <text:p text:style-name="Standard"/>
      <text:p text:style-name="Standard"><text:span text:style-name="T1">Data do Final da Vigência:</text:span> [var.data_vigencia_final]</text:p>
      <text:p text:style-name="Standard"/>
      <text:p text:style-name="Standard"><text:span text:style-name="T1">Valor do Convênio:</text:span> [var.valor_convenio]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Código</text:p>
          </table:table-cell>
          <table:table-cell table:style-name="Table1.B1" office:value-type="string">
            <text:p text:style-name="P2">Veículo Publicidade</text:p>
          </table:table-cell>
        </table:table-row>
        <table:table-row>
          <table:table-cell table:style-name="Table1.A2" office:value-type="string">
            <text:p text:style-name="Table_20_Contents">[bv.inVeiculo; block=table:table-row]</text:p>
          </table:table-cell>
          <table:table-cell table:style-name="Table1.B2" office:value-type="string">
            <text:p text:style-name="Table_20_Contents">[bv.stVeiculo]</text:p>
          </table:table-cell>
        </table:table-row>
      </table:table>
      <text:p text:style-name="Standard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table:number-columns-spanned="4" office:value-type="string">
            <text:p text:style-name="P3">Participações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2">Nome</text:p>
          </table:table-cell>
          <table:table-cell table:style-name="Table2.A2" office:value-type="string">
            <text:p text:style-name="P2">Tipo</text:p>
          </table:table-cell>
          <table:table-cell table:style-name="Table2.A2" office:value-type="string">
            <text:p text:style-name="P2">Valor</text:p>
          </table:table-cell>
          <table:table-cell table:style-name="Table2.D2" office:value-type="string">
            <text:p text:style-name="P2">Participação</text:p>
          </table:table-cell>
        </table:table-row>
        <table:table-row>
          <table:table-cell table:style-name="Table2.A2" office:value-type="string">
            <text:p text:style-name="Table_20_Contents">[bp.stNomCgmParticipante; block=table:table-row]</text:p>
          </table:table-cell>
          <table:table-cell table:style-name="Table2.A2" office:value-type="string">
            <text:p text:style-name="Table_20_Contents">[bp.descricao_participacao]</text:p>
          </table:table-cell>
          <table:table-cell table:style-name="Table2.A2" office:value-type="string">
            <text:p text:style-name="Table_20_Contents">[bp.nuValorParticipacao]</text:p>
          </table:table-cell>
          <table:table-cell table:style-name="Table2.D2" office:value-type="string">
            <text:p text:style-name="Table_20_Contents">[bp.nuPercentualParticipacao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pt" fo:country="BR" style:font-name-asian="Bitstream Vera Sans2" style:font-size-asian="12pt" style:language-asian="en" style:country-asian="US" style:font-name-complex="Bitstream Vera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1" fo:font-size="14pt" style:font-name-asian="Bitstream Vera Sans2" style:font-size-asian="14pt" style:font-name-complex="Bitstream Vera Sans2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meta:creation-date>2006-12-14T15:14:20</meta:creation-date>
    <dc:date>2012-03-13T09:36:49</dc:date>
    <dc:language>pt-BR</dc:language>
    <meta:editing-cycles>18</meta:editing-cycles>
    <meta:editing-duration>PT19H40M</meta:editing-duration>
    <dc:creator>Carlos </dc:creator>
    <meta:document-statistic meta:table-count="2" meta:image-count="0" meta:object-count="0" meta:page-count="1" meta:paragraph-count="21" meta:word-count="45" meta:character-count="565" meta:non-whitespace-character-count="541"/>
    <meta:user-defined meta:name="Info 1"/>
    <meta:user-defined meta:name="Info 2"/>
    <meta:user-defined meta:name="Info 3"/>
    <meta:user-defined meta:name="Info 4"/>
  </office:meta>
</office:document-meta>
</file>